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Mix3xInstalledLocalContainer.startUpAdditions( Java theJavaContainer , Path the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Mix3xInstalledLocalContainer.ServiceMix3xInstalledLocalContainer( Local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3xInstalledLocalContain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3xInstalledLocalContain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